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" svg:font-family="'Noto Sans CJK SC Regular'" style:font-pitch="variable"/>
    <style:font-face style:name="Tahoma2" svg:font-family="Tahoma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center" style:justify-single-word="false"/>
      <style:text-properties style:font-name="Tahoma" fo:font-size="10pt" style:font-size-asian="10pt" style:font-name-complex="Tahoma"/>
    </style:style>
    <style:style style:name="P4" style:family="paragraph" style:parent-style-name="Standard">
      <style:text-properties style:font-name="Tahoma" fo:font-size="10pt" style:font-size-asian="10pt" style:font-name-complex="Tahoma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Tahoma" fo:font-size="10pt" fo:language="en" fo:country="GB" style:font-size-asian="10pt" style:font-name-complex="Tahoma"/>
    </style:style>
    <style:style style:name="P6" style:family="paragraph" style:parent-style-name="Standard">
      <style:text-properties style:use-window-font-color="true" style:font-name="Tahoma" fo:font-size="10pt" style:font-size-asian="10pt" style:font-name-complex="Tahoma" style:font-size-complex="10pt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style:font-name="Tahoma" style:font-name-complex="Tahoma" style:font-size-complex="12pt"/>
    </style:style>
    <style:style style:name="P8" style:family="paragraph" style:parent-style-name="Standard">
      <style:text-properties officeooo:paragraph-rsid="00249ee5"/>
    </style:style>
    <style:style style:name="P9" style:family="paragraph" style:parent-style-name="Standard">
      <style:paragraph-properties fo:margin-left="2.23cm" fo:margin-right="-0.561cm" fo:margin-top="2.328cm" fo:margin-bottom="0cm" loext:contextual-spacing="false" fo:text-align="justify" style:justify-single-word="false" fo:text-indent="0cm" style:auto-text-indent="false"/>
      <style:text-properties style:font-name="Tahoma" fo:font-size="11pt" style:font-size-asian="11pt" style:font-name-complex="Tahoma" style:font-size-complex="11pt"/>
    </style:style>
    <style:style style:name="P10" style:family="paragraph" style:parent-style-name="Standard">
      <style:paragraph-properties fo:margin-left="2.23cm" fo:margin-right="-0.554cm" fo:text-align="justify" style:justify-single-word="false" fo:text-indent="0cm" style:auto-text-indent="false"/>
      <style:text-properties style:font-name="Tahoma" fo:font-size="11pt" style:font-size-asian="11pt" style:font-name-complex="Tahoma" style:font-size-complex="11pt"/>
    </style:style>
    <style:style style:name="P11" style:family="paragraph" style:parent-style-name="Standard">
      <style:paragraph-properties fo:margin-left="2.223cm" fo:margin-right="0cm" fo:margin-top="0.423cm" fo:margin-bottom="0.423cm" loext:contextual-spacing="false" fo:text-align="center" style:justify-single-word="false" fo:text-indent="0cm" style:auto-text-indent="false" fo:padding-left="0cm" fo:padding-right="0.141cm" fo:padding-top="0.035cm" fo:padding-bottom="0.035cm" fo:border="0.51pt solid #000000"/>
      <style:text-properties style:font-name="Tahoma" fo:font-size="12pt" fo:font-weight="bold" style:font-size-asian="12pt" style:font-weight-asian="bold" style:font-name-complex="Tahoma" style:font-size-complex="12pt" style:font-weight-complex="bold"/>
    </style:style>
    <style:style style:name="P12" style:family="paragraph" style:parent-style-name="Normal_20_centré">
      <loext:graphic-properties draw:fill="solid" draw:fill-color="#e6e6e6" draw:opacity="100%"/>
      <style:paragraph-properties fo:margin-left="4.501cm" fo:margin-right="2.801cm" fo:margin-top="1.693cm" fo:margin-bottom="0cm" loext:contextual-spacing="false" fo:text-indent="0cm" style:auto-text-indent="false" fo:background-color="#e6e6e6"/>
      <style:text-properties style:font-name="Tahoma" fo:font-size="11pt" style:font-size-asian="11pt" style:font-name-complex="Tahoma" style:font-size-complex="11pt"/>
    </style:style>
    <style:style style:name="P13" style:family="paragraph" style:parent-style-name="Standard" style:master-page-name="">
      <loext:graphic-properties draw:fill="none"/>
      <style:paragraph-properties fo:margin-left="3cm" fo:margin-right="0cm" fo:margin-top="0.42cm" fo:margin-bottom="0cm" loext:contextual-spacing="false" fo:orphans="2" fo:widows="2" fo:text-indent="-0.7cm" style:auto-text-indent="false" style:page-number="auto" fo:background-color="transparent" style:writing-mode="lr-tb"/>
      <style:text-properties style:use-window-font-color="true" style:font-name="Tahoma" fo:font-size="10pt" officeooo:paragraph-rsid="001e8ea7" style:font-size-asian="10pt" style:font-name-complex="Tahoma" style:font-size-complex="10pt"/>
    </style:style>
    <style:style style:name="P14" style:family="paragraph" style:parent-style-name="Standard" style:master-page-name="">
      <loext:graphic-properties draw:fill="none"/>
      <style:paragraph-properties fo:margin-left="3cm" fo:margin-right="0cm" fo:margin-top="0.42cm" fo:margin-bottom="0cm" loext:contextual-spacing="false" fo:text-align="justify" style:justify-single-word="false" fo:orphans="2" fo:widows="2" fo:text-indent="-0.7cm" style:auto-text-indent="false" style:page-number="auto" fo:background-color="transparent" style:writing-mode="lr-tb"/>
      <style:text-properties style:use-window-font-color="true" style:font-name="Tahoma" fo:font-size="11pt" fo:language="fr" fo:country="FR" officeooo:paragraph-rsid="001f04f8" style:font-size-asian="11pt" style:font-name-complex="Tahoma" style:font-size-complex="11pt"/>
    </style:style>
    <style:style style:name="P15" style:family="paragraph" style:parent-style-name="Standard2">
      <style:paragraph-properties fo:text-align="end" style:justify-single-word="false"/>
      <style:text-properties style:font-name="Liberation Sans" fo:font-size="2pt" fo:font-weight="bold" officeooo:paragraph-rsid="00249ee5" style:font-size-asian="2pt" style:font-weight-asian="bold" style:font-size-complex="2pt" style:font-weight-complex="bold"/>
    </style:style>
    <style:style style:name="P16" style:family="paragraph" style:parent-style-name="Standard2">
      <style:text-properties style:font-name="Liberation Sans" fo:font-size="2pt" fo:font-weight="bold" officeooo:paragraph-rsid="00249ee5" style:font-size-asian="2pt" style:font-weight-asian="bold" style:font-size-complex="2pt" style:font-weight-complex="bold"/>
    </style:style>
    <style:style style:name="P17" style:family="paragraph" style:parent-style-name="Standard2">
      <style:paragraph-properties fo:text-align="end" style:justify-single-word="false"/>
      <style:text-properties style:font-name="Liberation Sans" fo:font-weight="bold" officeooo:paragraph-rsid="00249ee5" style:font-weight-asian="bold" style:font-weight-complex="bold"/>
    </style:style>
    <style:style style:name="P18" style:family="paragraph" style:parent-style-name="Standard2">
      <style:paragraph-properties fo:text-align="end" style:justify-single-word="false"/>
      <style:text-properties style:font-name="Liberation Sans" fo:font-weight="bold" officeooo:paragraph-rsid="0028370e" style:font-weight-asian="bold" style:font-weight-complex="bold"/>
    </style:style>
    <style:style style:name="P19" style:family="paragraph" style:parent-style-name="Standard2">
      <style:text-properties style:font-name="Liberation Sans" fo:font-weight="bold" officeooo:paragraph-rsid="00249ee5" style:font-weight-asian="bold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21" style:family="paragraph" style:parent-style-name="Standard2">
      <style:text-properties style:font-name="Liberation Sans" fo:font-weight="bold" officeooo:rsid="0028370e" officeooo:paragraph-rsid="0028370e" style:font-weight-asian="bold" style:font-weight-complex="bold"/>
    </style:style>
    <style:style style:name="P22" style:family="paragraph" style:parent-style-name="Heading_20_2">
      <style:paragraph-properties fo:margin-left="2.23cm" fo:margin-right="0.081cm" fo:margin-top="0.847cm" fo:margin-bottom="0cm" loext:contextual-spacing="false" fo:text-indent="0cm" style:auto-text-indent="false"/>
      <style:text-properties style:font-name="Tahoma" fo:font-size="11pt" style:font-size-asian="11pt" style:font-name-complex="Tahoma" style:font-size-complex="11pt"/>
    </style:style>
    <style:style style:name="P23" style:family="paragraph" style:parent-style-name="Heading_20_4">
      <style:paragraph-properties fo:margin-top="0.847cm" fo:margin-bottom="0.423cm" loext:contextual-spacing="false"/>
      <style:text-properties style:font-name="Tahoma" fo:font-size="12pt" style:font-size-asian="12pt" style:font-name-complex="Tahoma"/>
    </style:style>
    <style:style style:name="P24" style:family="paragraph" style:parent-style-name="Heading_20_5">
      <style:text-properties style:font-name="Tahoma" fo:font-size="11pt" style:font-size-asian="11pt" style:font-name-complex="Tahoma" style:font-size-complex="11pt"/>
    </style:style>
    <style:style style:name="P25" style:family="paragraph" style:parent-style-name="Heading_20_9" style:master-page-name="Standard">
      <style:paragraph-properties fo:margin-left="5.004cm" fo:margin-right="-0.559cm" fo:text-indent="3.734cm" style:auto-text-indent="false" style:page-number="1" fo:padding="0cm" fo:border="none">
        <style:tab-stops>
          <style:tab-stop style:position="16.193cm" style:type="right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officeooo:rsid="006f986f"/>
    </style:style>
    <style:style style:name="T3" style:family="text">
      <style:text-properties officeooo:rsid="0028370e"/>
    </style:style>
    <style:style style:name="T4" style:family="text">
      <style:text-properties officeooo:rsid="0029e7b5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28cm" fo:padding-right="0.28cm" fo:padding-top="0.153cm" fo:padding-bottom="0.153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9">[Nom Commune]<draw:frame draw:style-name="fr1" draw:name="Cadre1" text:anchor-type="char" svg:x="-1.9cm" svg:y="-1.27cm" svg:width="3.81cm" svg:height="7.445cm" draw:z-index="0"><draw:text-box><text:p text:style-name="P7"/><text:p text:style-name="P7"/><text:p text:style-name="P7">[Logo</text:p><text:p text:style-name="P7">Commune]<text:line-break/></text:p><text:p text:style-name="P2">Commune de [Nom Commune]</text:p><text:p text:style-name="P3"/><text:p text:style-name="P2">Secrétariat </text:p><text:p text:style-name="P5"/></draw:text-box></draw:frame>, le <text:date style:data-style-name="N76" text:date-value="2011-04-21T08:40:06.000000005" text:fixed="true">21 avril 2011</text:date>.</text:h>
      <text:p text:style-name="P4"/>
      <text:p text:style-name="P12">CONVOCATION A LA R<text:span text:style-name="T4">É</text:span>UNION DU CONSEIL COMMUNAL</text:p>
      <text:p text:style-name="P9">Madame la Conseillère,</text:p>
      <text:p text:style-name="P10">Monsieur le Conseiller,</text:p>
      <text:h text:style-name="P22" text:outline-level="2">Conformément à l’article L 1122-12 du Code de la Démocratie Locale et de la Décentralisation, nous avons l’honneur de vous inviter à la réunion du Conseil Communal qui aura lieu le :</text:h>
      <text:p text:style-name="P11">Séance du <text:text-input text:description="">self.Title()</text:text-input></text:p>
      <text:h text:style-name="P23" text:outline-level="4">ORDRE DU JOUR</text:h>
      <text:h text:style-name="P24" text:outline-level="5">Séance publique</text:h>
      <text:section text:style-name="Sect1" text:name="Section1">
        <text:p text:style-name="P13"><text:span text:style-name="T1"><office:annotation><dc:date>2007-09-24T00:00:00</dc:date><text:p>do section- for item in self.adapted().getPrintableItems(itemUids, privacy='public')</text:p></office:annotation></text:span><text:span text:style-name="T1"><text:text-input text:description="">item.getItemNumber(relativeTo='meeting', for_display=True)</text:text-input></text:span><text:span text:style-name="T1">.<text:tab/></text:span><text:span text:style-name="T1"><text:text-input text:description="">item.Title()</text:text-input></text:span></text:p>
      </text:section>
      <text:p text:style-name="P6"/>
      <text:h text:style-name="P24" text:outline-level="5">Séance à huis clos</text:h>
      <text:section text:style-name="Sect1" text:name="Section2">
        <text:p text:style-name="P14"><office:annotation><dc:date>2007-09-24T00:00:00</dc:date><text:p>do section- for item in self.adapted().getPrintableItems(itemUids, privacy='secret')</text:p></office:annotation><text:text-input text:description="">item.getItemNumber(relativeTo='meeting', for_display=True)</text:text-input>.<text:tab/><text:text-input text:description="">item.Title()</text:text-input></text:p>
      </text:section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" svg:font-family="'Noto Sans CJK SC Regular'" style:font-pitch="variable"/>
    <style:font-face style:name="Tahoma2" svg:font-family="Tahoma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.951cm" fo:margin-right="2.798cm" fo:margin-top="0cm" fo:margin-bottom="0cm" loext:contextual-spacing="false" fo:text-align="justify" style:justify-single-word="false" fo:text-indent="-0.049cm" style:auto-text-indent="false" fo:keep-with-next="always"/>
      <style:text-properties fo:font-size="14pt" style:font-name-asian="Arial Unicode MS" style:font-family-asian="'Arial Unicode MS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.23cm" fo:margin-right="0cm" fo:margin-top="0.423cm" fo:margin-bottom="0.423cm" loext:contextual-spacing="false" fo:text-align="center" style:justify-single-word="false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23cm" fo:margin-right="0cm" fo:margin-top="0.423cm" fo:margin-bottom="0.423cm" loext:contextual-spacing="false" fo:text-indent="0cm" style:auto-text-indent="false" fo:keep-with-next="always"/>
      <style:text-properties fo:font-size="14pt" style:text-underline-style="solid" style:text-underline-width="auto" style:text-underline-color="font-color" fo:font-weight="bold" style:font-size-asian="14pt" style:font-weight-asian="bold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01cm" fo:margin-right="1.247cm" fo:margin-top="0cm" fo:margin-bottom="0cm" loext:contextual-spacing="false" fo:text-align="center" style:justify-single-word="false" fo:text-indent="0cm" style:auto-text-indent="false" fo:padding="0cm" fo:border="0.51pt solid #000000" fo:keep-with-next="always"/>
      <style:text-properties fo:language="fr" fo:country="FR" style:font-size-complex="10pt"/>
    </style:style>
    <style:style style:name="Normal_20_centré" style:display-name="Normal centré" style:family="paragraph" style:parent-style-name="Standard">
      <style:paragraph-properties fo:margin-left="4.501cm" fo:margin-right="2.798cm" fo:margin-top="0cm" fo:margin-bottom="0cm" loext:contextual-spacing="false" fo:text-align="center" style:justify-single-word="false" fo:text-indent="0cm" style:auto-text-indent="false" fo:padding-left="0.141cm" fo:padding-right="0.141cm" fo:padding-top="0.035cm" fo:padding-bottom="0.035cm" fo:border="0.51pt solid #000000">
        <style:tab-stops>
          <style:tab-stop style:position="8.752cm"/>
        </style:tab-stops>
      </style:paragraph-properties>
      <style:text-properties style:font-name="Tahoma" fo:font-family="Tahoma" style:font-family-generic="swiss" style:font-pitch="variable" fo:font-size="14pt" fo:language="fr" fo:country="FR" fo:font-weight="bold" style:font-size-asian="14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variant="small-caps" style:font-name="Times" fo:font-family="Times" style:font-family-generic="roman" style:font-pitch="variable" fo:language="fr" fo:country="FR" style:font-size-complex="10pt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Standard2" style:family="paragraph">
      <style:text-properties style:font-name="Tahoma1" fo:font-family="Tahoma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e_5f_delibe" style:display-name="texte_delibe" style:family="paragraph" style:parent-style-name="Standard">
      <style:paragraph-properties fo:margin-top="0cm" fo:margin-bottom="0.3cm" loext:contextual-spacing="false" fo:line-height="100%"/>
    </style:style>
    <style:style style:name="WW8Num7z1" style:family="text">
      <style:text-properties style:font-name="Tahoma" fo:font-family="Tahom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10z0" style:family="text">
      <style:text-properties style:font-name="Tahoma" fo:font-family="Tahoma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3.5cm" fo:text-indent="-0.635cm" fo:margin-left="3.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4.77cm" fo:text-indent="-0.635cm" fo:margin-left="4.7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04cm" fo:text-indent="-0.318cm" fo:margin-left="6.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31cm" fo:text-indent="-0.635cm" fo:margin-left="7.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58cm" fo:text-indent="-0.635cm" fo:margin-left="8.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85cm" fo:text-indent="-0.318cm" fo:margin-left="9.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12cm" fo:text-indent="-0.635cm" fo:margin-left="11.1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39cm" fo:text-indent="-0.635cm" fo:margin-left="12.3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66cm" fo:text-indent="-0.318cm" fo:margin-left="13.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</text:list-level-style-number>
      <text:list-level-style-bullet text:level="2" text:style-name="WW8Num7z1" text:bullet-char="-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style:font-name="Tahoma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405cm" fo:text-indent="-0.318cm" fo:margin-left="5.4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215cm" fo:text-indent="-0.318cm" fo:margin-left="9.2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025cm" fo:text-indent="-0.318cm" fo:margin-left="13.0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675cm" fo:text-indent="-0.318cm" fo:margin-left="6.6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485cm" fo:text-indent="-0.318cm" fo:margin-left="10.4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4.295cm" fo:text-indent="-0.318cm" fo:margin-left="14.2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  <style:text-properties style:font-name="Tahoma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4.135cm" fo:text-indent="-0.635cm" fo:margin-left="4.13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5.405cm" fo:text-indent="-0.635cm" fo:margin-left="5.405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6.675cm" fo:text-indent="-0.635cm" fo:margin-left="6.675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7.945cm" fo:text-indent="-0.635cm" fo:margin-left="7.94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9.215cm" fo:text-indent="-0.635cm" fo:margin-left="9.215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10.485cm" fo:text-indent="-0.635cm" fo:margin-left="10.485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1.755cm" fo:text-indent="-0.635cm" fo:margin-left="11.75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3.025cm" fo:text-indent="-0.635cm" fo:margin-left="13.0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0.953cm" fo:margin-bottom="1.27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0.953cm" fo:margin-bottom="1.586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/ <text:page-count>1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ommune de Sambreville</meta:initial-creator>
    <meta:creation-date>2011-04-05T10:28:00</meta:creation-date>
    <dc:date>2020-08-03T15:10:02.347281252</dc:date>
    <meta:print-date>2011-04-06T15:03:00</meta:print-date>
    <meta:editing-cycles>53</meta:editing-cycles>
    <meta:editing-duration>PT5H50M17S</meta:editing-duration>
    <meta:generator>LibreOffice/6.4.4.2$Linux_X86_64 LibreOffice_project/40$Build-2</meta:generator>
    <meta:document-statistic meta:table-count="0" meta:image-count="0" meta:object-count="0" meta:page-count="1" meta:paragraph-count="16" meta:word-count="91" meta:character-count="580" meta:non-whitespace-character-count="515"/>
    <meta:user-defined meta:name="_AuthorEmail"/>
    <meta:user-defined meta:name="_AuthorEmailDisplayName"/>
    <meta:user-defined meta:name="_EmailSubject"/>
  </office:meta>
</office:document-meta>
</file>